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276000000225B436644.png"/>
  <manifest:file-entry manifest:media-type="image/png" manifest:full-path="Pictures/100000000000010200000070E88BBD9A.png"/>
  <manifest:file-entry manifest:media-type="image/png" manifest:full-path="Pictures/100000000000024F00000022B3719075.png"/>
  <manifest:file-entry manifest:media-type="image/png" manifest:full-path="Pictures/100000000000026F000000216A8C279E.png"/>
  <manifest:file-entry manifest:media-type="image/png" manifest:full-path="Pictures/10000000000000CF0000001EA1B3194B.png"/>
  <manifest:file-entry manifest:media-type="image/png" manifest:full-path="Pictures/100000000000032700000020E6A74B69.png"/>
  <manifest:file-entry manifest:media-type="image/png" manifest:full-path="Pictures/100000000000032F0000001DD39013EE.png"/>
  <manifest:file-entry manifest:media-type="image/png" manifest:full-path="Pictures/10000000000001F30000001E1205DB63.png"/>
  <manifest:file-entry manifest:media-type="image/png" manifest:full-path="Pictures/10000000000001650000001C3EF74868.png"/>
  <manifest:file-entry manifest:media-type="image/png" manifest:full-path="Pictures/100000000000029E00000023A20FC7B1.png"/>
  <manifest:file-entry manifest:media-type="image/png" manifest:full-path="Pictures/10000000000003170000001AD581923B.png"/>
  <manifest:file-entry manifest:media-type="image/png" manifest:full-path="Pictures/10000000000003180000001D1DB78C4E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271000000281F07D0A6.png"/>
  <manifest:file-entry manifest:media-type="image/png" manifest:full-path="Pictures/10000000000003270000001DE20D1764.png"/>
  <manifest:file-entry manifest:media-type="image/png" manifest:full-path="Pictures/10000000000000FD000000200F26CE5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1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1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2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2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2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5">Archivo js/index.js :</text:span></text:p>
      <text:p text:style-name="P4"><text:tab/><text:tab/>líneas: 52, 184, 230, 297</text:p>
      <text:p text:style-name="P3"><draw:frame draw:style-name="fr1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2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2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2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3" draw:name="gráficos11" text:anchor-type="paragraph" svg:x="0cm" svg:y="0.764cm" svg:width="19.001cm" svg:height="0.725cm" draw:z-index="10"><draw:image xlink:href="Pictures/10000000000003120000001E82123B15.png" xlink:type="simple" xlink:show="embed" xlink:actuate="onLoad"/></draw:frame><draw:frame draw:style-name="fr2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2" draw:name="gráficos12" text:anchor-type="paragraph" svg:width="19.001cm" svg:height="0.753cm" draw:z-index="11"><draw:image xlink:href="Pictures/100000000000032700000020E6A74B69.png" xlink:type="simple" xlink:show="embed" xlink:actuate="onLoad"/></draw:frame><text:tab/></text:p>
      <text:p text:style-name="P4"><text:tab/>Carpeta altaCarrito =&gt; aceptarCompra.js</text:p>
      <text:p text:style-name="P4"><text:tab/>Lineas =&gt; 51, 58</text:p>
      <text:p text:style-name="P4"><draw:frame draw:style-name="fr2" draw:name="gráficos13" text:anchor-type="paragraph" svg:width="19.001cm" svg:height="0.624cm" draw:z-index="12"><draw:image xlink:href="Pictures/10000000000003170000001AD581923B.png" xlink:type="simple" xlink:show="embed" xlink:actuate="onLoad"/></draw:frame></text:p>
      <text:p text:style-name="P4"><draw:frame draw:style-name="fr1" draw:name="gráficos14" text:anchor-type="paragraph" svg:width="17.727cm" svg:height="0.926cm" draw:z-index="13"><draw:image xlink:href="Pictures/100000000000029E00000023A20FC7B1.png" xlink:type="simple" xlink:show="embed" xlink:actuate="onLoad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1" draw:name="gráficos15" text:anchor-type="paragraph" svg:width="9.446cm" svg:height="0.741cm" draw:z-index="14"><draw:image xlink:href="Pictures/10000000000001650000001C3EF74868.png" xlink:type="simple" xlink:show="embed" xlink:actuate="onLoad"/></draw:frame></text:p>
      <text:p text:style-name="P4"><draw:frame draw:style-name="fr1" draw:name="gráficos16" text:anchor-type="paragraph" svg:width="13.203cm" svg:height="0.794cm" draw:z-index="15"><draw:image xlink:href="Pictures/10000000000001F30000001E1205DB63.png" xlink:type="simple" xlink:show="embed" xlink:actuate="onLoad"/></draw:frame></text:p>
      <text:p text:style-name="P4"><text:tab/>Carpeta =&gt; js/codigo.js</text:p>
      <text:p text:style-name="P4"><text:tab/>Lineas =&gt; 718</text:p>
      <text:p text:style-name="P4"><draw:frame draw:style-name="fr1" draw:name="gráficos17" text:anchor-type="paragraph" svg:width="5.477cm" svg:height="0.794cm" draw:z-index="16"><draw:image xlink:href="Pictures/10000000000000CF0000001EA1B3194B.png" xlink:type="simple" xlink:show="embed" xlink:actuate="onLoad"/></draw:frame></text:p>
      <text:p text:style-name="P4"><text:tab/>Carpeta =&gt; altaArticulo/altaArticulo.js</text:p>
      <text:p text:style-name="P4"><text:tab/>Líneas =&gt; 51</text:p>
      <text:p text:style-name="P4"><draw:frame draw:style-name="fr1" draw:name="gráficos18" text:anchor-type="paragraph" svg:width="6.694cm" svg:height="0.847cm" draw:z-index="17"><draw:image xlink:href="Pictures/10000000000000FD000000200F26CE54.png" xlink:type="simple" xlink:show="embed" xlink:actuate="onLoad"/></draw:frame>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1" draw:name="gráficos19" text:anchor-type="paragraph" svg:width="16.669cm" svg:height="0.9cm" draw:z-index="18"><draw:image xlink:href="Pictures/1000000000000276000000225B436644.png" xlink:type="simple" xlink:show="embed" xlink:actuate="onLoad"/></draw:frame></text:p>
      <text:p text:style-name="P4"><draw:frame draw:style-name="fr3" draw:name="gráficos20" text:anchor-type="paragraph" svg:x="1.259cm" svg:y="0cm" svg:width="16.484cm" svg:height="0.873cm" draw:z-index="19"><draw:image xlink:href="Pictures/100000000000026F000000216A8C279E.png" xlink:type="simple" xlink:show="embed" xlink:actuate="onLoad"/></draw:frame></text:p>
      <text:p text:style-name="P4"><draw:frame draw:style-name="fr1" draw:name="gráficos21" text:anchor-type="paragraph" svg:width="15.637cm" svg:height="0.9cm" draw:z-index="20"><draw:image xlink:href="Pictures/100000000000024F00000022B3719075.png" xlink:type="simple" xlink:show="embed" xlink:actuate="onLoad"/></draw:frame></text:p>
      <text:p text:style-name="P4"><draw:frame draw:style-name="fr1" draw:name="gráficos22" text:anchor-type="paragraph" svg:width="16.536cm" svg:height="1.058cm" draw:z-index="21"><draw:image xlink:href="Pictures/1000000000000271000000281F07D0A6.png" xlink:type="simple" xlink:show="embed" xlink:actuate="onLoad"/></draw:frame></text:p>
      <text:p text:style-name="P3"><text:span text:style-name="T3">Ajax sin jquery</text:span> </text:p>
      <text:p text:style-name="P3"><text:tab/><text:span text:style-name="T5">Carpeta =&gt; altaCliente/altaCliente.js</text:span></text:p>
      <text:p text:style-name="P3"><text:span text:style-name="T5"><text:tab/>Líneas =&gt; de la 65 – 90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2">Recuperación/envío de datos con el servidor en las llamadas Ajax en los siguientes formatos:</text:span><text:span text:style-name="T5"> 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55S</meta:editing-duration>
    <meta:editing-cycles>4</meta:editing-cycles>
    <meta:generator>OpenOffice/4.1.7$Win32 OpenOffice.org_project/417m1$Build-9800</meta:generator>
    <dc:date>2020-02-22T15:47:33.06</dc:date>
    <meta:document-statistic meta:table-count="0" meta:image-count="22" meta:object-count="0" meta:page-count="3" meta:paragraph-count="32" meta:word-count="133" meta:character-count="880"/>
    <meta:user-defined meta:name="Info 1"/>
    <meta:user-defined meta:name="Info 2"/>
    <meta:user-defined meta:name="Info 3"/>
    <meta:user-defined meta:name="Info 4"/>
  </office:meta>
</office:document-meta>
</file>